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1.0491">
            <text:p>91.0491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93.4727">
            <text:p>93.4727</text:p>
          </table:table-cell>
          <table:table-cell office:value-type="float" office:value="1967">
            <text:p>1967</text:p>
          </table:table-cell>
        </table:table-row>
        <table:table-row table:style-name="ro1">
          <table:table-cell office:value-type="float" office:value="93.4091">
            <text:p>93.4091</text:p>
          </table:table-cell>
          <table:table-cell office:value-type="float" office:value="1670">
            <text:p>1670</text:p>
          </table:table-cell>
        </table:table-row>
        <table:table-row table:style-name="ro1">
          <table:table-cell office:value-type="float" office:value="93.2398">
            <text:p>93.2398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3.2731">
            <text:p>93.2731</text:p>
          </table:table-cell>
          <table:table-cell office:value-type="float" office:value="1831">
            <text:p>1831</text:p>
          </table:table-cell>
        </table:table-row>
        <table:table-row table:style-name="ro1">
          <table:table-cell office:value-type="float" office:value="93.5284">
            <text:p>93.5284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93.4013">
            <text:p>93.401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93.7235">
            <text:p>93.7235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91.8953">
            <text:p>91.8953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92.696">
            <text:p>92.69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91.5185">
            <text:p>91.518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2.8424">
            <text:p>92.8424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94.2114">
            <text:p>94.2114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92.6879">
            <text:p>92.6879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93.0245">
            <text:p>93.0245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92.9805">
            <text:p>92.980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3.8606">
            <text:p>93.860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.5106">
            <text:p>93.510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1.6667">
            <text:p>91.666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3.0384">
            <text:p>93.0384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92.7827">
            <text:p>92.7827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92.8028">
            <text:p>92.802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3.4522">
            <text:p>93.452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2.918">
            <text:p>92.91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3.0178">
            <text:p>93.0178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92.9573">
            <text:p>92.957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1.5356">
            <text:p>91.53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3.3545">
            <text:p>93.3545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92.6927">
            <text:p>92.6927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3.1842">
            <text:p>93.1842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92.9074">
            <text:p>92.907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1.4093">
            <text:p>91.409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4.3667">
            <text:p>94.366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1.8664">
            <text:p>91.866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3.2244">
            <text:p>93.2244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93.3309">
            <text:p>93.3309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.1989">
            <text:p>93.1989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94.5048">
            <text:p>94.504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2.9923">
            <text:p>92.9923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93.6788">
            <text:p>93.6788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96.7471">
            <text:p>96.7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2.3131">
            <text:p>92.3131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93.0041">
            <text:p>93.004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2.4185">
            <text:p>92.418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92.7088">
            <text:p>92.7088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93.5359">
            <text:p>93.5359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94.061">
            <text:p>94.061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93.9019">
            <text:p>93.9019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92.1634">
            <text:p>92.163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2.8978">
            <text:p>92.8978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93.8403">
            <text:p>93.840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3.9173">
            <text:p>93.917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2.6226">
            <text:p>92.6226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93.9471">
            <text:p>93.9471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94.1226">
            <text:p>94.122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4.1913">
            <text:p>94.191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3.0564">
            <text:p>93.056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93.8136">
            <text:p>93.813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2.9057">
            <text:p>92.9057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93.3686">
            <text:p>93.3686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93.4379">
            <text:p>93.437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3.6674">
            <text:p>93.6674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93.5333">
            <text:p>93.53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4.5355">
            <text:p>94.535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3.165">
            <text:p>93.165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93.7441">
            <text:p>93.7441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92.9992">
            <text:p>92.999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3.7806">
            <text:p>93.7806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93.6">
            <text:p>93.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3.0628">
            <text:p>93.0628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93.1539">
            <text:p>93.1539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2.8888">
            <text:p>92.8888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93.6341">
            <text:p>93.634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2.4238">
            <text:p>92.4238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93.3309">
            <text:p>93.3309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93.4956">
            <text:p>93.4956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93.6955">
            <text:p>93.6955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92.2279">
            <text:p>92.227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93.5201">
            <text:p>93.5201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4.0273">
            <text:p>94.027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3.8128">
            <text:p>93.8128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3.8983">
            <text:p>93.89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.1716">
            <text:p>93.1716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95.0296">
            <text:p>95.029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0267">
            <text:p>95.026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2.8022">
            <text:p>92.8022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93.4497">
            <text:p>93.449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92.9587">
            <text:p>92.9587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91.7262">
            <text:p>91.726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2.7">
            <text:p>92.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2.6377">
            <text:p>92.6377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93.2045">
            <text:p>93.204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94.645">
            <text:p>94.6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2.8154">
            <text:p>92.8154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92.0708">
            <text:p>92.0708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93.2686">
            <text:p>93.2686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92.1773">
            <text:p>92.1773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2.6042">
            <text:p>92.60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2.4663">
            <text:p>92.466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4.7522">
            <text:p>94.75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2.4261">
            <text:p>92.4261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92.4323">
            <text:p>92.432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92.4863">
            <text:p>92.4863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92.652">
            <text:p>92.65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2.82">
            <text:p>92.8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93.6445">
            <text:p>93.6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2.9352">
            <text:p>92.9352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45">
            <text:p>95.4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2.7414">
            <text:p>92.7414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3.1817">
            <text:p>93.1817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2.8207">
            <text:p>92.8207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92.6984">
            <text:p>92.6984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93.4005">
            <text:p>93.400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93.2098">
            <text:p>93.209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4.0548">
            <text:p>94.054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4.5383">
            <text:p>94.5383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1.8989">
            <text:p>91.8989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93.0444">
            <text:p>93.0444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92.6944">
            <text:p>92.6944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92.9369">
            <text:p>92.93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.9313">
            <text:p>92.9313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93.0451">
            <text:p>93.045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92.7351">
            <text:p>92.7351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94.1326">
            <text:p>94.132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2.8969">
            <text:p>92.8969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float" office:value="93.2561">
            <text:p>93.2561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92.0925">
            <text:p>92.0925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92.3672">
            <text:p>92.367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.7628">
            <text:p>92.7628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93.3969">
            <text:p>93.39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3.7689">
            <text:p>93.768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92.6721">
            <text:p>92.6721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95.9434">
            <text:p>95.943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2.6459">
            <text:p>92.645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2.5415">
            <text:p>92.5415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92.4679">
            <text:p>92.4679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3.7377">
            <text:p>93.7377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2.6696">
            <text:p>92.6696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93.721">
            <text:p>93.721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93.1949">
            <text:p>93.194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3.6157">
            <text:p>93.6157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94.0728">
            <text:p>94.072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2.3369">
            <text:p>92.336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2.6305">
            <text:p>92.6305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92.7699">
            <text:p>92.7699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94.8279">
            <text:p>94.827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3.0737">
            <text:p>93.0737</text:p>
          </table:table-cell>
          <table:table-cell office:value-type="float" office:value="1174">
            <text:p>1174</text:p>
          </table:table-cell>
        </table:table-row>
        <table:table-row table:style-name="ro1">
          <table:table-cell office:value-type="float" office:value="92.4353">
            <text:p>92.435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3.0851">
            <text:p>93.0851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92.5387">
            <text:p>92.538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2.3505">
            <text:p>92.3505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94.21">
            <text:p>94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3296">
            <text:p>94.329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2.6004">
            <text:p>92.6004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92.949">
            <text:p>92.949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93.3296">
            <text:p>93.3296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3.5902">
            <text:p>93.590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3.5152">
            <text:p>93.515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93.787">
            <text:p>93.787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94.6222">
            <text:p>94.62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3.1875">
            <text:p>93.1875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92.4693">
            <text:p>92.4693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93.4301">
            <text:p>93.430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1.6321">
            <text:p>91.632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2.3706">
            <text:p>92.370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3.8826">
            <text:p>93.8826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2.6198">
            <text:p>92.6198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92.3699">
            <text:p>92.3699</text:p>
          </table:table-cell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93.2684">
            <text:p>93.268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93.3779">
            <text:p>93.377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2.7657">
            <text:p>92.765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93.8792">
            <text:p>93.879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92.6964">
            <text:p>92.6964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93.4">
            <text:p>93.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2.9445">
            <text:p>92.9445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92.2532">
            <text:p>92.2532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93.2797">
            <text:p>93.279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2.7214">
            <text:p>92.7214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95.5643">
            <text:p>95.5643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2.5933">
            <text:p>92.5933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4.1422">
            <text:p>94.1422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2.819">
            <text:p>92.81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4.7747">
            <text:p>94.7747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2.572">
            <text:p>92.572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92.5445">
            <text:p>92.5445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93.1131">
            <text:p>93.113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93.1642">
            <text:p>93.1642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91.9358">
            <text:p>91.935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2.7796">
            <text:p>92.779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2.4556">
            <text:p>92.4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3.1292">
            <text:p>93.129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93.0863">
            <text:p>93.0863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93.2534">
            <text:p>93.2534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92.5861">
            <text:p>92.5861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92.7301">
            <text:p>92.7301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92.8189">
            <text:p>92.8189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92.5787">
            <text:p>92.5787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float" office:value="92.8706">
            <text:p>92.8706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93.2473">
            <text:p>93.2473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float" office:value="93.9317">
            <text:p>93.931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2.8448">
            <text:p>92.8448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93.0634">
            <text:p>93.0634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92.7235">
            <text:p>92.7235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93.0795">
            <text:p>93.079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93.0805">
            <text:p>93.0805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92.2298">
            <text:p>92.229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2.5301">
            <text:p>92.530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3.0085">
            <text:p>93.0085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94.365">
            <text:p>94.365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3.5421">
            <text:p>93.5421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94.8577">
            <text:p>94.857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2.5295">
            <text:p>92.5295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92.0766">
            <text:p>92.0766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94.7438">
            <text:p>94.7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3.14">
            <text:p>93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1.7675">
            <text:p>91.7675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93.5209">
            <text:p>93.5209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93.1447">
            <text:p>93.1447</text:p>
          </table:table-cell>
          <table:table-cell office:value-type="float" office:value="1216">
            <text:p>1216</text:p>
          </table:table-cell>
        </table:table-row>
        <table:table-row table:style-name="ro1">
          <table:table-cell office:value-type="float" office:value="94.2689">
            <text:p>94.268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3.2624">
            <text:p>93.2624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91.6174">
            <text:p>91.6174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3.372">
            <text:p>93.372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93.7989">
            <text:p>93.798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3.0256">
            <text:p>93.0256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92.4008">
            <text:p>92.4008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92.3717">
            <text:p>92.371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93.2766">
            <text:p>93.2766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93.3667">
            <text:p>93.366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2.612">
            <text:p>92.612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float" office:value="93.6603">
            <text:p>93.6603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93.5051">
            <text:p>93.505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2.4798">
            <text:p>92.4798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92.4601">
            <text:p>92.4601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92.9846">
            <text:p>92.984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4.4389">
            <text:p>94.4389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2.8736">
            <text:p>92.8736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95.4947">
            <text:p>95.49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3.0652">
            <text:p>93.0652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92.3444">
            <text:p>92.3444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94.7609">
            <text:p>94.760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2.5793">
            <text:p>92.5793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92.8054">
            <text:p>92.8054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92.6797">
            <text:p>92.679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92.6933">
            <text:p>92.69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2.4417">
            <text:p>92.4417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92.0116">
            <text:p>92.0116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92.7936">
            <text:p>92.7936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93.5643">
            <text:p>93.564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3.5299">
            <text:p>93.5299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94.6137">
            <text:p>94.6137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3.0453">
            <text:p>93.045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3.6112">
            <text:p>93.611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3.4096">
            <text:p>93.4096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94.5033">
            <text:p>94.50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1.85">
            <text:p>91.8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2.4662">
            <text:p>92.4662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92.8625">
            <text:p>92.862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2.4591">
            <text:p>92.4591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93.6114">
            <text:p>93.611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93.5247">
            <text:p>93.524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.7654">
            <text:p>92.7654</text:p>
          </table:table-cell>
          <table:table-cell office:value-type="float" office:value="1547">
            <text:p>1547</text:p>
          </table:table-cell>
        </table:table-row>
        <table:table-row table:style-name="ro1">
          <table:table-cell office:value-type="float" office:value="92.4604">
            <text:p>92.460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2.7139">
            <text:p>92.7139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94.585">
            <text:p>94.5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3.3087">
            <text:p>93.3087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3.9703">
            <text:p>93.970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2.8316">
            <text:p>92.8316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93.0843">
            <text:p>93.084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91.8627">
            <text:p>91.8627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92.8725">
            <text:p>92.8725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float" office:value="91.6553">
            <text:p>91.655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3.0486">
            <text:p>93.0486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92.8642">
            <text:p>92.864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2.842">
            <text:p>92.842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92.2938">
            <text:p>92.2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1.8081">
            <text:p>91.808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92.8293">
            <text:p>92.8293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91.8651">
            <text:p>91.865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92.3953">
            <text:p>92.3953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96.8539">
            <text:p>96.8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3.9672">
            <text:p>93.9672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92.7674">
            <text:p>92.7674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2.7679">
            <text:p>92.7679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92.8396">
            <text:p>92.8396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97.14">
            <text:p>97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2.5">
            <text:p>92.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3.2681">
            <text:p>93.2681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2.9134">
            <text:p>92.9134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93.5448">
            <text:p>93.544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2.6168">
            <text:p>92.6168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92.4043">
            <text:p>92.4043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93.2499">
            <text:p>93.2499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92.0468">
            <text:p>92.046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2.3392">
            <text:p>92.3392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93.2352">
            <text:p>93.235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2.579">
            <text:p>92.579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92.4573">
            <text:p>92.4573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92.3209">
            <text:p>92.3209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92.8474">
            <text:p>92.8474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93.6368">
            <text:p>93.636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2.7856">
            <text:p>92.7856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91.9429">
            <text:p>91.9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3.6532">
            <text:p>93.653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1.5841">
            <text:p>91.584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3.7702">
            <text:p>93.770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.0525">
            <text:p>95.052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3.1467">
            <text:p>93.146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92.5574">
            <text:p>92.5574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93.1241">
            <text:p>93.1241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93.0054">
            <text:p>93.0054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93.3686">
            <text:p>93.36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3.3587">
            <text:p>93.358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94.7727">
            <text:p>94.772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2.9263">
            <text:p>92.926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93.8338">
            <text:p>93.833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92.532">
            <text:p>92.532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94.6803">
            <text:p>94.680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.4119">
            <text:p>92.4119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93.3803">
            <text:p>93.380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.2274">
            <text:p>92.227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3.6264">
            <text:p>93.626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4.5582">
            <text:p>94.558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2.2712">
            <text:p>92.271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92.824">
            <text:p>92.82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2.833">
            <text:p>92.833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92.9234">
            <text:p>92.9234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93.1315">
            <text:p>93.1315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93.9697">
            <text:p>93.9697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90.308">
            <text:p>90.30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3.1767">
            <text:p>93.1767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93.1748">
            <text:p>93.174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2.6457">
            <text:p>92.6457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94.2125">
            <text:p>94.212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93.9777">
            <text:p>93.977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4.545">
            <text:p>94.54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3.4505">
            <text:p>93.450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92.4444">
            <text:p>92.4444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93.2942">
            <text:p>93.2942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92.7553">
            <text:p>92.7553</text:p>
          </table:table-cell>
          <table:table-cell office:value-type="float" office:value="2962">
            <text:p>2962</text:p>
          </table:table-cell>
        </table:table-row>
        <table:table-row table:style-name="ro1">
          <table:table-cell office:value-type="float" office:value="91.8533">
            <text:p>91.8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2.5666">
            <text:p>92.5666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92.3573">
            <text:p>92.357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2.6776">
            <text:p>92.6776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93.3334">
            <text:p>93.3334</text:p>
          </table:table-cell>
          <table:table-cell office:value-type="float" office:value="1247">
            <text:p>1247</text:p>
          </table:table-cell>
        </table:table-row>
        <table:table-row table:style-name="ro1">
          <table:table-cell office:value-type="float" office:value="93.325">
            <text:p>93.325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93.0928">
            <text:p>93.0928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93.301">
            <text:p>93.301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92.2042">
            <text:p>92.2042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92.7254">
            <text:p>92.725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93.5634">
            <text:p>93.5634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6.2286">
            <text:p>96.2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2.5045">
            <text:p>92.5045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3.6397">
            <text:p>93.639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2.225">
            <text:p>92.225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1.6905">
            <text:p>91.6905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93.7787">
            <text:p>93.778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3.4033">
            <text:p>93.403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2.5">
            <text:p>92.5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92.8283">
            <text:p>92.8283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95.4842">
            <text:p>95.4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2.8076">
            <text:p>92.8076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94.0402">
            <text:p>94.040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92.7757">
            <text:p>92.7757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92.7662">
            <text:p>92.7662</text:p>
          </table:table-cell>
          <table:table-cell office:value-type="float" office:value="2124">
            <text:p>2124</text:p>
          </table:table-cell>
        </table:table-row>
        <table:table-row table:style-name="ro1">
          <table:table-cell office:value-type="float" office:value="93.9379">
            <text:p>93.937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.431">
            <text:p>93.43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91.9571">
            <text:p>91.9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89.8333">
            <text:p>89.8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2.7409">
            <text:p>92.7409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92.4859">
            <text:p>92.4859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91.7554">
            <text:p>91.755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2.127">
            <text:p>92.127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93.074">
            <text:p>93.074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93.2078">
            <text:p>93.207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2.6712">
            <text:p>92.671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93.1031">
            <text:p>93.1031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92.4361">
            <text:p>92.436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93.8333">
            <text:p>93.83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4.1379">
            <text:p>94.137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92.6178">
            <text:p>92.6178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92.8552">
            <text:p>92.8552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92.5175">
            <text:p>92.517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93.1333">
            <text:p>93.133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2.1615">
            <text:p>92.1615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93.4415">
            <text:p>93.4415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92.5857">
            <text:p>92.585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3.3253">
            <text:p>93.3253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92.9751">
            <text:p>92.9751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92.7758">
            <text:p>92.775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0.4">
            <text:p>90.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2.9801">
            <text:p>92.980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4.1544">
            <text:p>94.154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3.21">
            <text:p>93.21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4.3">
            <text:p>94.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2.877">
            <text:p>92.877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94.4667">
            <text:p>94.466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2.6496">
            <text:p>92.6496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2.8001">
            <text:p>92.8001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91.9108">
            <text:p>91.9108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92.3055">
            <text:p>92.3055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3.3294">
            <text:p>93.3294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92.23">
            <text:p>92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1.7222">
            <text:p>91.722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2.7196">
            <text:p>92.7196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92.5209">
            <text:p>92.520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2714">
            <text:p>96.2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2.9284">
            <text:p>92.928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2.3706">
            <text:p>92.370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3.015">
            <text:p>93.01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2.1079">
            <text:p>92.107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3.6786">
            <text:p>93.6786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92.3676">
            <text:p>92.367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3.5746">
            <text:p>93.574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4.0889">
            <text:p>94.0889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92.4635">
            <text:p>92.4635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92.9011">
            <text:p>92.9011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92.961">
            <text:p>92.961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93.4367">
            <text:p>93.436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92.8462">
            <text:p>92.8462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93.42">
            <text:p>93.4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3.8212">
            <text:p>93.821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2.883">
            <text:p>92.883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93.2581">
            <text:p>93.2581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93.0546">
            <text:p>93.0546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92.6323">
            <text:p>92.6323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2.7685">
            <text:p>92.7685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92.4483">
            <text:p>92.4483</text:p>
          </table:table-cell>
          <table:table-cell office:value-type="float" office:value="1188">
            <text:p>1188</text:p>
          </table:table-cell>
        </table:table-row>
        <table:table-row table:style-name="ro1">
          <table:table-cell office:value-type="float" office:value="92.3217">
            <text:p>92.3217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93.0322">
            <text:p>93.032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93.5837">
            <text:p>93.5837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95.8333">
            <text:p>95.8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11">
            <text:p>96.1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92.9631">
            <text:p>92.9631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92.8606">
            <text:p>92.8606</text:p>
          </table:table-cell>
          <table:table-cell office:value-type="float" office:value="1736">
            <text:p>1736</text:p>
          </table:table-cell>
        </table:table-row>
        <table:table-row table:style-name="ro1">
          <table:table-cell office:value-type="float" office:value="93.3689">
            <text:p>93.368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2.4038">
            <text:p>92.4038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93.4277">
            <text:p>93.4277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92.6795">
            <text:p>92.6795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92.2281">
            <text:p>92.2281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92.813">
            <text:p>92.81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3.065">
            <text:p>93.06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94.13">
            <text:p>94.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3.2583">
            <text:p>93.2583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93.3468">
            <text:p>93.3468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92.645">
            <text:p>92.6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2.5306">
            <text:p>92.5306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2.8716">
            <text:p>92.8716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3.2337">
            <text:p>93.2337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94.3276">
            <text:p>94.327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2.74">
            <text:p>92.74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93.6636">
            <text:p>93.663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1.6833">
            <text:p>91.683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3.4667">
            <text:p>93.466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3.7786">
            <text:p>93.7786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93.2987">
            <text:p>93.2987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93.1764">
            <text:p>93.1764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93.6233">
            <text:p>93.6233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93.0863">
            <text:p>93.0863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93.8944">
            <text:p>93.894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5.6091">
            <text:p>95.6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2.918">
            <text:p>92.91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2.688">
            <text:p>92.68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2.4247">
            <text:p>92.4247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93.6879">
            <text:p>93.687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1.665">
            <text:p>91.66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3.2552">
            <text:p>93.255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92.6846">
            <text:p>92.6846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92.7644">
            <text:p>92.7644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92.8992">
            <text:p>92.8992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office:value-type="float" office:value="92.624">
            <text:p>92.624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92.5824">
            <text:p>92.58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2.7503">
            <text:p>92.7503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92.3032">
            <text:p>92.303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92.9068">
            <text:p>92.906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93.1125">
            <text:p>93.1125</text:p>
          </table:table-cell>
          <table:table-cell office:value-type="float" office:value="1171">
            <text:p>1171</text:p>
          </table:table-cell>
        </table:table-row>
        <table:table-row table:style-name="ro1">
          <table:table-cell office:value-type="float" office:value="92.1758">
            <text:p>92.175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3.4405">
            <text:p>93.440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92.7861">
            <text:p>92.7861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92.4245">
            <text:p>92.4245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92.5307">
            <text:p>92.5307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92.7388">
            <text:p>92.7388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2.2992">
            <text:p>92.2992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92.0333">
            <text:p>92.033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2.7497">
            <text:p>92.7497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91.6801">
            <text:p>91.6801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92.388">
            <text:p>92.38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2.456">
            <text:p>92.456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93.9955">
            <text:p>93.995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formula="of:=SUM([.A1:.A500])/500" office:value-type="float" office:value="93.2077593999999">
            <text:p>93.2077594</text:p>
          </table:table-cell>
          <table:table-cell table:formula="of:=SUM([.B1:.B500])/500" office:value-type="float" office:value="312.798">
            <text:p>312.7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7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7:08:10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